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000033" draw:textarea-horizontal-align="justify" draw:textarea-vertical-align="middle" draw:auto-grow-height="false" fo:min-height="7.654cm" fo:min-width="8.211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682cm" fo:min-width="2.104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688cm" fo:min-width="2.104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2.649cm" fo:min-width="4.763cm"/>
    </style:style>
    <style:style style:name="gr5" style:family="graphic" style:parent-style-name="standard">
      <style:graphic-properties draw:stroke="none" draw:fill-color="#6666ff" draw:textarea-horizontal-align="justify" draw:textarea-vertical-align="middle" draw:auto-grow-height="false" fo:min-height="2.031cm" fo:min-width="3.672cm"/>
    </style:style>
    <style:style style:name="gr6" style:family="graphic" style:parent-style-name="standard">
      <style:graphic-properties draw:stroke="none" draw:fill-color="#ff9999" draw:textarea-horizontal-align="justify" draw:textarea-vertical-align="middle" draw:auto-grow-height="false" fo:min-height="0.477cm" fo:min-width="1.572cm"/>
    </style:style>
    <style:style style:name="gr7" style:family="graphic" style:parent-style-name="standard">
      <style:graphic-properties draw:stroke="none" draw:fill-color="#ff99ff" draw:textarea-horizontal-align="justify" draw:textarea-vertical-align="middle" draw:auto-grow-height="false" fo:min-height="0.554cm" fo:min-width="1.72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275cm" fo:min-width="0.77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136cm"/>
    </style:style>
    <style:style style:name="gr10" style:family="graphic" style:parent-style-name="standard">
      <style:graphic-properties draw:stroke="none" draw:stroke-dash="Ultrafine_20_Dashed" draw:fill-color="#000066" draw:textarea-horizontal-align="justify" draw:textarea-vertical-align="middle" draw:auto-grow-height="false" fo:min-height="0.828cm" fo:min-width="0cm"/>
    </style:style>
    <style:style style:name="gr11" style:family="graphic" style:parent-style-name="standard">
      <style:graphic-properties draw:stroke="none" draw:stroke-dash="Ultrafine_20_Dashed" draw:fill-color="#660066" draw:textarea-horizontal-align="justify" draw:textarea-vertical-align="middle" draw:auto-grow-height="false" fo:min-height="0.828cm" fo:min-width="0cm"/>
    </style:style>
    <style:style style:name="gr12" style:family="graphic" style:parent-style-name="standard">
      <style:graphic-properties draw:stroke="none" draw:stroke-dash="Ultrafine_20_Dashed" draw:fill-color="#461900" draw:textarea-horizontal-align="justify" draw:textarea-vertical-align="middle" draw:auto-grow-height="false" fo:min-height="0.828cm" fo:min-width="0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1.097cm" fo:min-width="0.489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.163cm" fo:min-width="0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131cm" fo:min-width="1.532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047cm" fo:min-width="0.262cm"/>
    </style:style>
    <style:style style:name="gr17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7.654cm" fo:min-width="8.211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2.031cm" fo:min-width="3.672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477cm" fo:min-width="1.572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554cm" fo:min-width="1.723cm"/>
    </style:style>
    <style:style style:name="gr22" style:family="graphic" style:parent-style-name="standard">
      <style:graphic-properties draw:stroke="none" draw:stroke-dash="Ultrafine_20_Dashed" draw:fill-color="#000000" draw:textarea-horizontal-align="justify" draw:textarea-vertical-align="middle" draw:auto-grow-height="false" fo:min-height="0.828cm" fo:min-width="0cm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0.095cm" fo:min-width="0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639cm" fo:min-width="1.024cm"/>
    </style:style>
    <style:style style:name="P1" style:family="paragraph">
      <loext:graphic-properties draw:fill-color="#000033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6666ff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99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66"/>
      <style:paragraph-properties fo:text-align="center"/>
    </style:style>
    <style:style style:name="P8" style:family="paragraph">
      <loext:graphic-properties draw:fill-color="#660066"/>
      <style:paragraph-properties fo:text-align="center"/>
    </style:style>
    <style:style style:name="P9" style:family="paragraph">
      <loext:graphic-properties draw:fill-color="#461900"/>
      <style:paragraph-properties fo:text-align="center"/>
    </style:style>
    <style:style style:name="P10" style:family="paragraph">
      <loext:graphic-properties draw:fill="none"/>
      <style:paragraph-properties fo:text-align="center"/>
    </style:style>
  </office:automatic-styles>
  <office:body>
    <office:drawing>
      <draw:page draw:name="default color" draw:style-name="dp1" draw:master-page-name="Default">
        <draw:custom-shape draw:style-name="gr1" draw:text-style-name="P1" draw:layer="layout" svg:width="12.319cm" svg:height="11.176cm" svg:x="4.429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07cm" svg:height="2.794cm" svg:x="7.985cm" svg:y="3.9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207cm" svg:height="2.814cm" draw:transform="rotate (-0.829205927622506) translate (14.882cm 4.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263cm" svg:height="2.899cm" draw:transform="rotate (-0.829205927622506) translate (4.797cm 4.75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172cm" svg:height="2.281cm" draw:transform="rotate (-0.829205927622506) translate (4.961cm 5.425cm)">
          <text:p/>
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4.144cm" svg:height="2.181cm" draw:transform="rotate (-0.829205927622506) translate (14.965cm 5.444cm)">
          <text:p/>
          <draw:enhanced-geometry svg:viewBox="0 0 21600 21600" draw:mirror-horizontal="fals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4.445cm" svg:height="2.413cm" svg:x="8.366cm" svg:y="4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6" draw:layer="layout" svg:width="1.27cm" svg:height="1.525cm" draw:transform="rotate (1.56713113536571) translate (7.603cm 11.41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5.699cm 11.414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7" draw:layer="layout" svg:width="0.635cm" svg:height="1.524cm" svg:x="7.096cm" svg:y="10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0.789cm 10.1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8.885cm 10.1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8" draw:layer="layout" svg:width="0.635cm" svg:height="1.524cm" svg:x="10.282cm" svg:y="8.7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3.956cm 11.4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12.052cm 11.4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9" draw:layer="layout" svg:width="0.635cm" svg:height="1.524cm" svg:x="13.449cm" svg:y="10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2" draw:layer="layout" svg:width="1.397cm" svg:height="1.905cm" svg:x="9.89cm" svg:y="4.683cm">
          <text:p/>
          <draw:enhanced-geometry svg:viewBox="0 0 21600 21600" draw:glue-points="10800 0 3163 3163 0 10800 3163 18437 10800 21600 18437 18437 21600 10800 18437 3163" draw:text-areas="3163 3163 18437 18437" draw:type="ring" draw:modifiers="3136.480686695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2" draw:layer="layout" svg:width="1.524cm" svg:height="1.651cm" svg:x="4.937cm" svg:y="7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3.21311475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.032cm" svg:height="0.381cm" svg:x="14.081cm" svg:y="7.2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524cm" svg:height="0.889cm" svg:x="9.821cm" svg:y="11.69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0" draw:layer="layout" svg:x1="10.583cm" svg:y1="12.206cm" svg:x2="10.583cm" svg:y2="13.73cm">
          <text:p/>
        </draw:line>
        <draw:path draw:style-name="gr17" draw:text-style-name="P10" draw:layer="layout" svg:width="2.051cm" svg:height="1.621cm" draw:transform="rotate (-1.17600284999378) translate (12.0799408116601cm 13.1062705207864cm)" svg:viewBox="0 0 2052 1622" svg:d="M0 1622c1651 0 2052-1622 2052-1622">
          <text:p/>
        </draw:path>
        <draw:path draw:style-name="gr17" draw:text-style-name="P10" draw:layer="layout" svg:width="2.051cm" svg:height="1.621cm" draw:transform="rotate (1.17600284999378) translate (8.297cm 14.984cm)" svg:viewBox="0 0 2052 1622" svg:d="M2052 1622c-1651 0-2052-1622-2052-1622">
          <text:p/>
        </draw:path>
      </draw:page>
      <draw:page draw:name="default b/w" draw:style-name="dp1" draw:master-page-name="Default">
        <draw:custom-shape draw:style-name="gr18" draw:text-style-name="P2" draw:layer="layout" svg:width="12.319cm" svg:height="11.176cm" svg:x="4.429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07cm" svg:height="2.794cm" svg:x="7.985cm" svg:y="3.9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207cm" svg:height="2.814cm" draw:transform="rotate (-0.829205927622506) translate (14.882cm 4.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263cm" svg:height="2.899cm" draw:transform="rotate (-0.829205927622506) translate (4.797cm 4.75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4.172cm" svg:height="2.281cm" draw:transform="rotate (-0.829205927622506) translate (4.961cm 5.425cm)">
          <text:p/>
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6" draw:layer="layout" svg:width="4.144cm" svg:height="2.181cm" draw:transform="rotate (-0.829205927622506) translate (14.932cm 5.427cm)">
          <text:p/>
          <draw:enhanced-geometry svg:viewBox="0 0 21600 21600" draw:mirror-horizontal="fals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6" draw:layer="layout" svg:width="4.445cm" svg:height="2.413cm" svg:x="8.366cm" svg:y="4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6" draw:layer="layout" svg:width="1.27cm" svg:height="1.525cm" draw:transform="rotate (1.56713113536571) translate (7.603cm 11.41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5.699cm 11.414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2" draw:layer="layout" svg:width="0.635cm" svg:height="1.524cm" svg:x="7.096cm" svg:y="10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0.789cm 10.1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8.885cm 10.1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2" draw:layer="layout" svg:width="0.635cm" svg:height="1.524cm" svg:x="10.282cm" svg:y="8.7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3.956cm 11.4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12.052cm 11.4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2" draw:layer="layout" svg:width="0.635cm" svg:height="1.524cm" svg:x="13.449cm" svg:y="10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2" draw:layer="layout" svg:width="1.397cm" svg:height="1.905cm" svg:x="9.89cm" svg:y="4.683cm">
          <text:p/>
          <draw:enhanced-geometry svg:viewBox="0 0 21600 21600" draw:glue-points="10800 0 3163 3163 0 10800 3163 18437 10800 21600 18437 18437 21600 10800 18437 3163" draw:text-areas="3163 3163 18437 18437" draw:type="ring" draw:modifiers="3136.480686695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3" draw:text-style-name="P2" draw:layer="layout" svg:width="1.524cm" svg:height="1.651cm" svg:x="4.937cm" svg:y="7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3.21311475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.032cm" svg:height="0.381cm" svg:x="14.081cm" svg:y="7.22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524cm" svg:height="0.889cm" svg:x="9.821cm" svg:y="11.69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0" draw:layer="layout" svg:x1="10.583cm" svg:y1="12.206cm" svg:x2="10.583cm" svg:y2="13.73cm">
          <text:p/>
        </draw:line>
        <draw:path draw:style-name="gr17" draw:text-style-name="P10" draw:layer="layout" svg:width="2.051cm" svg:height="1.621cm" draw:transform="rotate (-1.17600284999378) translate (12.0799408116601cm 13.1062705207864cm)" svg:viewBox="0 0 2052 1622" svg:d="M0 1622c1651 0 2052-1622 2052-1622">
          <text:p/>
        </draw:path>
        <draw:path draw:style-name="gr17" draw:text-style-name="P10" draw:layer="layout" svg:width="2.051cm" svg:height="1.621cm" draw:transform="rotate (1.17600284999378) translate (8.297cm 14.984cm)" svg:viewBox="0 0 2052 1622" svg:d="M2052 1622c-1651 0-2052-1622-2052-162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6:54:35.895592822</meta:creation-date>
    <dc:date>2017-10-07T17:03:26.517653957</dc:date>
    <meta:editing-duration>PT3H31M29S</meta:editing-duration>
    <meta:editing-cycles>9</meta:editing-cycles>
    <meta:generator>LibreOffice/5.0.3.2$Linux_X86_64 LibreOffice_project/e5f16313668ac592c1bfb310f4390624e3dbfb75</meta:generator>
    <meta:document-statistic meta:object-count="52"/>
  </office:meta>
</office:document-meta>
</file>